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" manifest:full-path="Configurations2/toolbar/custom_toolbar_6b50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bunch of text that is on two lines.</text:p>
      <text:p text:style-name="Standard">This is the second line. that is on two lines.</text:p>
      <text:p text:style-name="Standard">This is a third line. that is on two lines.</text:p>
      <text:p text:style-name="Standard">This is the fourth lin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ith Alcock</meta:initial-creator>
    <meta:creation-date>2015-04-30T18:16:27.03</meta:creation-date>
    <meta:generator>OpenOffice/4.0.1$Win32 OpenOffice.org_project/401m5$Build-9714</meta:generator>
    <dc:date>2015-06-25T13:51:41.06</dc:date>
    <meta:editing-duration>PT5H11M40S</meta:editing-duration>
    <meta:editing-cycles>74</meta:editing-cycles>
    <meta:document-statistic meta:table-count="0" meta:image-count="0" meta:object-count="0" meta:page-count="1" meta:paragraph-count="4" meta:word-count="36" meta:character-count="158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getString()
  	MsgBox(Escape(ThisComponent.Text.getString()))
End Sub

Function Escape(inText As String) As String
	Dim outText As String
	Dim c As String
	
	For i = 1 To Len(inText)
		c = Mid(inText, i, 1)
		If c = Chr$(10) Then
			outText = outText &amp; "\n"
		Else
			If c = Chr$(13) Then
				outText = outText &amp; "\r"
			Else
				outText = outText &amp; c
			End If
		End If
	Next
	Escape = outText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